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Varsayılan-title">
      <style:graphic-properties fo:min-height="2.629cm" loext:decorative="false"/>
      <style:paragraph-properties style:writing-mode="lr-tb"/>
    </style:style>
    <style:style style:name="pr2" style:family="presentation" style:parent-style-name="Varsayılan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Varsayılan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2.629cm" svg:x="1.4cm" svg:y="0.628cm" presentation:class="title">
          <draw:text-box>
            <text:p>Visual Studio Nedir?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DE Nedir?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.Net Framework Nedi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İşletim sistemi bağımsız kod yazma yapısı</text:p>
              </text:list-item>
              <text:list-item>
                <text:p>Derleyici kavramı</text:p>
              </text:list-item>
              <text:list-item>
                <text:p text:style-name="P2">IL Koduna dönüşü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C# Nedi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iye C#</text:p>
              </text:list-item>
              <text:list-item>
                <text:p>Yüzde yüz nesne tabanlı dil</text:p>
              </text:list-item>
              <text:list-item>
                <text:p>Geliştirilmeye devam ediyor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C# Temel Programlama Yapıları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sol Uygulaması Başlatma</text:p>
              </text:list-item>
              <text:list-item>
                <text:p>Değişkenler</text:p>
              </text:list-item>
              <text:list-item>
                <text:p>Listeler</text:p>
              </text:list-item>
              <text:list-item>
                <text:p>Döngüler</text:p>
                <text:list>
                  <text:list-item>
                    <text:p>İç içe döngüler</text:p>
                  </text:list-item>
                  <text:list-item>
                    <text:p>For, while, foreach</text:p>
                  </text:list-item>
                </text:list>
              </text:list-item>
              <text:list-item>
                <text:p>Karar Yapıları</text:p>
                <text:list>
                  <text:list-item>
                    <text:p>İf, if else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C# Class Kavram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lass Nedir?</text:p>
              </text:list-item>
              <text:list-item>
                <text:p>Nesne Nedir?</text:p>
              </text:list-item>
              <text:list-item>
                <text:p>Metot Nedi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Property Kavram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et ve Set Bloklarının Kullanımı</text:p>
              </text:list-item>
              <text:list-item>
                <text:p>Erişim Belirleyiciler</text:p>
                <text:list>
                  <text:list-item>
                    <text:p>Public </text:p>
                  </text:list-item>
                  <text:list-item>
                    <text:p>Private</text:p>
                  </text:list-item>
                  <text:list-item>
                    <text:p>Inheritance</text:p>
                  </text:list-item>
                  <text:list-item>
                    <text:p>Protected</text:p>
                  </text:list-item>
                  <text:list-item>
                    <text:p>Protected Internal</text:p>
                  </text:list-item>
                </text:list>
              </text:list-item>
              <text:list-item>
                <text:p>Static Üyel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Temel OOP Kavramlar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heritance – Miras Alma – Kalıtım</text:p>
                <text:list>
                  <text:list-item>
                    <text:p>Türeyen Sınıf</text:p>
                  </text:list-item>
                  <text:list-item>
                    <text:p>Basel Sınıf – Temel Sını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Virtual Metotla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üreyen sınıfta metot içeriği yeniden yazılmak istenirse kullanılır</text:p>
              </text:list-item>
              <text:list-item>
                <text:p>Türüyen sınıfta base sınıftaki virtual metotlar override ile ezilebilir</text:p>
              </text:list-item>
              <text:list-item>
                <text:p>Temel sınıftaki bir metota türeyen sınıf içinden erişmek için base anahtar kelimesi kullanılı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Polimorphis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Çok biçimli davranış sergileyen nesneler</text:p>
              </text:list-item>
              <text:list-item>
                <text:p>Virtual anahtar kelimesi kullanma</text:p>
                <text:list>
                  <text:list-item>
                    <text:p>Türeyen override ile yeniden yazmak</text:p>
                  </text:list-item>
                </text:list>
              </text:list-item>
              <text:list-item>
                <text:p>Abtract Class</text:p>
                <text:list>
                  <text:list-item>
                    <text:p>Kendisinden nesne inşa edilemeyen, sadece kalıtım amacıyla kullanılabilen sınıflardır</text:p>
                  </text:list-item>
                  <text:list-item>
                    <text:p>Ezilebilir metotlar virtual anahtar kelimesi ile belirtilmelidir</text:p>
                  </text:list-item>
                </text:list>
              </text:list-item>
              <text:list-item>
                <text:p>Interface</text:p>
                <text:list>
                  <text:list-item>
                    <text:p>Sadece metot imzasının belirtildiği yapılardır</text:p>
                  </text:list-item>
                  <text:list-item>
                    <text:p>Türeyen sınıf içinde metot bloğunun yeniden yazılması zorunludur</text:p>
                  </text:list-item>
                  <text:list-item>
                    <text:p>Ortak atadan türeyen sınıflar oluşturulmasını sağ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Generic Kavram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ir değişkenin tipinin çalışma zamanında belirtilebilmesini sağlar</text:p>
                <text:list>
                  <text:list-item>
                    <text:p>MetotAdi&lt;T&gt; şeklinde bildirilir</text:p>
                  </text:list-item>
                  <text:list-item>
                    <text:p>T elemanının cinsi çalışma zamanında belirlenecektir</text:p>
                  </text:list-item>
                </text:list>
              </text:list-item>
              <text:list-item>
                <text:p>Generic metot yazılabilir</text:p>
              </text:list-item>
              <text:list-item>
                <text:p>Generic Sınıf tanımlanabilir</text:p>
              </text:list-item>
              <text:list-item>
                <text:p>Where şartı ile T elemanının yerine gelebilecek nesneler kısıtalnabil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Consturctor – Yapıcı Met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ınıftan nesne inşa edilirken bir takım property değerleri belirtilebilir</text:p>
              </text:list-item>
              <text:list-item>
                <text:p>Farklı parametrelerle birden fazla kez yazılabilir</text:p>
              </text:list-item>
              <text:list-item>
                <text:p>Geri dönüş tipi yoktur</text:p>
              </text:list-item>
              <text:list-item>
                <text:p>Metot ismi sınıf ismiyle aynı olmalıdı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Deconstru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esne bellekten silinirken yapılması istenenler varsa bu metot içinde belirtilir</text:p>
              </text:list-item>
              <text:list-item>
                <text:p>Deconstruct ismiyle oluşturulur</text:p>
              </text:list-item>
              <text:list-item>
                <text:p>Geri dönüş tipi void olu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Encapsul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ir sınıfın üyelerinin dışardan erişime kapalı olması</text:p>
              </text:list-item>
              <text:list-item>
                <text:p>Sınıf üyelerine kontrollü erişim sağlanması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Kılıflam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ınıfın belli özelliklerine aynı isim ile erişebilmek</text:p>
              </text:list-item>
              <text:list-item>
                <text:p>İstenen özelliklerin erişime açılması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Absraction -Soyutla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rtak atadan gelen sınıfların diğer sınıflardan ayrılabilmesi</text:p>
              </text:list-item>
              <text:list-item>
                <text:p>Soyutlama sayesinde çok biçimli davranan nesneler kullanılabili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İncelenen Kavramla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heritance, polimorphism, encapsulation, abstraction</text:p>
              </text:list-item>
              <text:list-item>
                <text:p>Temel sınıf, türeyen sınıf, erişim belirteçleri</text:p>
              </text:list-item>
              <text:list-item>
                <text:p>Virtual metot, override işlemi</text:p>
              </text:list-item>
              <text:list-item>
                <text:p>Erişim belirtçeleri, public, private, protected, internal...</text:p>
              </text:list-item>
              <text:list-item>
                <text:p>Class nedir? Nesne nedir?</text:p>
              </text:list-item>
              <text:list-item>
                <text:p>Generic Metot</text:p>
              </text:list-item>
              <text:list-item>
                <text:p>Generic Cla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Okuma Zaman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LID Prensipleri</text:p>
              </text:list-item>
              <text:list-item>
                <text:p>OOP Prensipleri</text:p>
              </text:list-item>
              <text:list-item>
                <text:p>Polimorphism</text:p>
              </text:list-item>
              <text:list-item>
                <text:p>Inherita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Varsayıla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0T08:18:09.657000000</meta:creation-date>
    <dc:date>2024-03-20T11:17:32.557000000</dc:date>
    <meta:editing-duration>PT2H59M20S</meta:editing-duration>
    <meta:editing-cycles>8</meta:editing-cycles>
    <meta:generator>LibreOffice/7.6.2.1$Windows_X86_64 LibreOffice_project/56f7684011345957bbf33a7ee678afaf4d2ba333</meta:generator>
    <meta:document-statistic meta:object-count="89"/>
  </office:meta>
</office:document-meta>
</file>